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81db7" officeooo:paragraph-rsid="00181db7"/>
    </style:style>
    <style:style style:name="P2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81db7" officeooo:paragraph-rsid="00181db7"/>
    </style:style>
    <style:style style:name="P3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81db7" officeooo:paragraph-rsid="001949aa"/>
    </style:style>
    <style:style style:name="P4" style:family="paragraph" style:parent-style-name="Standard">
      <style:paragraph-properties>
        <style:tab-stops>
          <style:tab-stop style:position="3.392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949aa" officeooo:paragraph-rsid="001949aa"/>
    </style:style>
    <style:style style:name="P6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949aa" officeooo:paragraph-rsid="001ad27b"/>
    </style:style>
    <style:style style:name="P7" style:family="paragraph" style:parent-style-name="Standard">
      <style:paragraph-properties>
        <style:tab-stops>
          <style:tab-stop style:position="3.392cm"/>
        </style:tab-stops>
      </style:paragraph-properties>
      <style:text-properties officeooo:rsid="001ad27b" officeooo:paragraph-rsid="001ad27b"/>
    </style:style>
    <style:style style:name="P8" style:family="paragraph" style:parent-style-name="Standard">
      <style:paragraph-properties>
        <style:tab-stops>
          <style:tab-stop style:position="3.392cm"/>
        </style:tab-stops>
      </style:paragraph-properties>
      <style:text-properties officeooo:paragraph-rsid="001ad27b"/>
    </style:style>
    <style:style style:name="P9" style:family="paragraph" style:parent-style-name="Standard">
      <style:paragraph-properties>
        <style:tab-stops>
          <style:tab-stop style:position="3.392cm"/>
        </style:tab-stops>
      </style:paragraph-properties>
      <style:text-properties fo:color="#660033" officeooo:rsid="00181db7" officeooo:paragraph-rsid="00181db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81db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949aa"/>
    </style:style>
    <style:style style:name="T5" style:family="text">
      <style:text-properties style:font-name="Liberation Serif" officeooo:rsid="00181db7"/>
    </style:style>
    <style:style style:name="T6" style:family="text">
      <style:text-properties fo:color="#801900"/>
    </style:style>
    <style:style style:name="T7" style:family="text">
      <style:text-properties fo:color="#660033"/>
    </style:style>
    <style:style style:name="T8" style:family="text">
      <style:text-properties fo:color="#660033" style:font-name="Liberation Serif1"/>
    </style:style>
    <style:style style:name="T9" style:family="text">
      <style:text-properties fo:color="#660033" style:font-name="Liberation Serif1" officeooo:rsid="00181db7"/>
    </style:style>
    <style:style style:name="T10" style:family="text">
      <style:text-properties fo:color="#660033" style:font-name="Liberation Serif"/>
    </style:style>
    <style:style style:name="T11" style:family="text">
      <style:text-properties fo:color="#660033" style:font-name="Liberation Serif" officeooo:rsid="00181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Grammaire</text:p>
      <text:p text:style-name="P1"/>
      <text:p text:style-name="P1">Axiome → <text:span text:style-name="T7">t_BAL_PROG_OUV</text:span> <text:s/>Appareils Interfaces <text:s/>Scenarii <text:s/>Commandes <text:span text:style-name="T7"><text:s/>t_BAL_PROG_FER</text:span></text:p>
      <text:p text:style-name="P4"/>
      <text:p text:style-name="P1">Appareils → <text:span text:style-name="T7">t_DECLA_APP_OUV</text:span> <text:s/>Details_appareil <text:s/>t<text:span text:style-name="T7">_DECLA_APP_FER</text:span></text:p>
      <text:p text:style-name="P4"/>
      <text:p text:style-name="P1">Details_appareil → Recu_appareil <text:s/>Details_appareil <text:s/></text:p>
      <text:p text:style-name="P1"><text:tab/>| <text:span text:style-name="T8">ε</text:span><text:span text:style-name="T10"> </text:span></text:p>
      <text:p text:style-name="P4"/>
      <text:p text:style-name="P1">Recu_appareil → Un_Appareil </text:p>
      <text:p text:style-name="P1"><text:tab/>| Autre_appareils</text:p>
      <text:p text:style-name="P1"><text:tab/>| Definir_appareil</text:p>
      <text:p text:style-name="P1"/>
      <text:p text:style-name="P1">Un_Appareil → <text:span text:style-name="T7">t_Type</text:span> <text:s/>Variables_appareil <text:s/><text:span text:style-name="T7">POINT</text:span> <text:s/></text:p>
      <text:p text:style-name="P1"/>
      <text:p text:style-name="P1">Variables_appareil→ <text:span text:style-name="T7">t_ident</text:span> <text:s/>Suitet_ident_app <text:s/></text:p>
      <text:p text:style-name="P1"/>
      <text:p text:style-name="P1">Suitet_ident_app → <text:span text:style-name="T7">VIRGULE</text:span> <text:s/><text:span text:style-name="T7">t_ident </text:span><text:s/>Suitet_ident_app</text:p>
      <text:p text:style-name="P1"><text:tab/>| <text:span text:style-name="T1">ε</text:span></text:p>
      <text:p text:style-name="P1"><text:span text:style-name="T1">Autre_appareils →</text:span><text:span text:style-name="T8"> t_autre_appareil</text:span><text:span text:style-name="T1"> <text:s/></text:span><text:span text:style-name="T8">PAROUV <text:s/>t_sous_Type <text:s/>PARFERM</text:span><text:span text:style-name="T1"> <text:s/>Variables_appareil <text:tab/><text:tab/></text:span><text:span text:style-name="T8">POINT</text:span></text:p>
      <text:p text:style-name="P1"><text:span text:style-name="T1"/></text:p>
      <text:p text:style-name="P1"><text:span text:style-name="T1">Suite_Autre_appareils →</text:span><text:span text:style-name="T8"> VIRGULE <text:s/>t_ident</text:span><text:span text:style-name="T1"> <text:s/>Suite_Autre_appareils</text:span></text:p>
      <text:p text:style-name="P1"><text:span text:style-name="T1"><text:tab/><text:tab/>| </text:span><text:span text:style-name="T8">ε</text:span><text:span text:style-name="T10"> </text:span></text:p>
      <text:p text:style-name="P9"><text:span text:style-name="T3"/></text:p>
      <text:p text:style-name="P3"><text:span text:style-name="T3">Definir_appareil → </text:span><text:span text:style-name="T10">DEFINIR <text:s/>t_ident <text:s/>EGAL CROCHETOUV</text:span><text:span text:style-name="T4"> <text:s/>Suite_ident <text:s/></text:span><text:span text:style-name="T10">CROCHETFERM <text:tab/>POINT</text:span></text:p>
      <text:p text:style-name="P3"><text:span text:style-name="T4"/></text:p>
      <text:p text:style-name="P5"><text:span text:style-name="T3">Suite_ident →</text:span><text:span text:style-name="T11"> t_ident </text:span><text:span text:style-name="T3"><text:s/>Autre_ident</text:span></text:p>
      <text:p text:style-name="P5"><text:span text:style-name="T3"/></text:p>
      <text:p text:style-name="P5"><text:span text:style-name="T3">Autre_ident → </text:span><text:span text:style-name="T11">VIRGULE <text:s/>t_ident </text:span><text:span text:style-name="T3"><text:s/>Autre_ident</text:span></text:p>
      <text:p text:style-name="P5"><text:span text:style-name="T3"><text:tab/></text:span><text:span text:style-name="T2"><text:tab/>| </text:span><text:span text:style-name="T9">ε</text:span><text:span text:style-name="T11"> </text:span></text:p>
      <text:p text:style-name="P5"><text:span text:style-name="T5"/></text:p>
      <text:p text:style-name="P5"><text:span text:style-name="T5">Interfaces →</text:span><text:span text:style-name="T3"> </text:span><text:span text:style-name="T11">t_DECLA_INT_OUV</text:span><text:span text:style-name="T3"> <text:s/>Details_interface <text:s/></text:span><text:span text:style-name="T11">t_DECLA_INT_FER</text:span></text:p>
      <text:p text:style-name="P5"><text:span text:style-name="T3"/></text:p>
      <text:p text:style-name="P5"><text:span text:style-name="T3">Details_interface → Recu_interfaces <text:s/>Details_interface</text:span></text:p>
      <text:p text:style-name="P5"><text:span text:style-name="T3"><text:tab/></text:span><text:span text:style-name="T2">| </text:span><text:span text:style-name="T9">ε</text:span><text:span text:style-name="T11"> </text:span></text:p>
      <text:p text:style-name="P5"><text:span text:style-name="T5"/></text:p>
      <text:p text:style-name="P5"><text:span text:style-name="T5">Recu_interfaces →</text:span><text:span text:style-name="T11"> t_Interface</text:span><text:span text:style-name="T3"> <text:s/>Variables_interface <text:s/></text:span><text:span text:style-name="T11">POINT</text:span></text:p>
      <text:p text:style-name="P5"><text:span text:style-name="T3"/></text:p>
      <text:p text:style-name="P5"><text:span text:style-name="T3">Variables_interface → </text:span><text:span text:style-name="T11">t_ident</text:span><text:span text:style-name="T3"> <text:s/>SuiteInterface</text:span></text:p>
      <text:p text:style-name="P5"><text:span text:style-name="T3"/></text:p>
      <text:p text:style-name="P5"><text:span text:style-name="T3">SuiteInterface → </text:span><text:span text:style-name="T11">VIRGULE <text:s/>t_ident </text:span><text:span text:style-name="T3"><text:s/>SuiteInterface</text:span></text:p>
      <text:p text:style-name="P5"><text:span text:style-name="T3"/></text:p>
      <text:p text:style-name="P5"><text:span text:style-name="T3">Scenarii → </text:span><text:span text:style-name="T11">t_DECLA_SCE_OUV</text:span><text:span text:style-name="T3"> <text:s/>Details_scenarii <text:s/></text:span><text:span text:style-name="T11">t_DECLA_SCE_FER</text:span></text:p>
      <text:p text:style-name="P5"><text:span text:style-name="T3"/></text:p>
      <text:p text:style-name="P5"><text:span text:style-name="T3">Details_scenarii → </text:span><text:span text:style-name="T11">t_SCE_OUV <text:s/>t_ident <text:s/>PGQ</text:span><text:span text:style-name="T3"> <text:s/>Details_scenario </text:span><text:span text:style-name="T11">t_SCE_FER <text:s/>t_ident <text:s/>PGQ </text:span><text:span text:style-name="T3"><text:tab/><text:tab/>Details_scenarii</text:span></text:p>
      <text:p text:style-name="P5"><text:span text:style-name="T3"><text:tab/></text:span><text:span text:style-name="T2">| </text:span><text:span text:style-name="T9">ε</text:span><text:span text:style-name="T11"> </text:span></text:p>
      <text:p text:style-name="P5"><text:span text:style-name="T5"/></text:p>
      <text:p text:style-name="P5"><text:span text:style-name="T5"/></text:p>
      <text:p text:style-name="P5"><text:soft-page-break/><text:span text:style-name="T5">Details_scenario →</text:span><text:span text:style-name="T3"> Content_action <text:s/>Details_scenario <text:s/></text:span></text:p>
      <text:p text:style-name="P5"><text:span text:style-name="T3"><text:tab/></text:span><text:span text:style-name="T2">| </text:span><text:span text:style-name="T9">ε</text:span><text:span text:style-name="T11"> </text:span></text:p>
      <text:p text:style-name="P5"><text:span text:style-name="T5"/></text:p>
      <text:p text:style-name="P5"><text:span text:style-name="T5">Content_action →</text:span><text:span text:style-name="T3"> Condition_si <text:s/></text:span></text:p>
      <text:p text:style-name="P5"><text:span text:style-name="T3"><text:tab/>| Boucle_Pourtout</text:span></text:p>
      <text:p text:style-name="P5"><text:span text:style-name="T3"><text:tab/>| </text:span><text:span text:style-name="T11">t_executer_scenario <text:s/>t_ident <text:s/>POINTVIRGULE</text:span></text:p>
      <text:p text:style-name="P5"><text:span text:style-name="T3"><text:tab/>| </text:span><text:span text:style-name="T11">t_message <text:s/>PAROUV</text:span><text:span text:style-name="T3"> <text:s/>corps_message <text:s/>Suite_message <text:s/></text:span><text:span text:style-name="T11">PARFERM</text:span><text:span text:style-name="T3"> <text:tab/></text:span><text:span text:style-name="T11">POINTVIRGULE</text:span></text:p>
      <text:p text:style-name="P5"><text:span text:style-name="T3"><text:tab/>|</text:span><text:span text:style-name="T11"> t_ident <text:s/>POINT <text:s/>t_action <text:s/>POINTVIRGULE</text:span></text:p>
      <text:p text:style-name="P5"><text:span text:style-name="T3"/></text:p>
      <text:p text:style-name="P5"><text:span text:style-name="T3"/></text:p>
      <text:p text:style-name="P5"><text:span text:style-name="T3">Condition_si → </text:span><text:span text:style-name="T11">SI PAROUV <text:s/>t_ident <text:s/>POINT ETAT <text:s/>t_comparateurs <text:s/>t_etat <text:s text:c="2"/>PARFERM <text:s/>ALORS </text:span><text:span text:style-name="T3"><text:tab/>Details_scenario <text:s/>Suite_si</text:span></text:p>
      <text:p text:style-name="P5"><text:span text:style-name="T3"><text:tab/></text:span></text:p>
      <text:p text:style-name="P5"><text:span text:style-name="T5"/></text:p>
      <text:p text:style-name="P5"><text:span text:style-name="T5">Suite_si →</text:span><text:span text:style-name="T3"> </text:span><text:span text:style-name="T11">FSI <text:s text:c="2"/>POINTVIRGULE</text:span></text:p>
      <text:p text:style-name="P5"><text:span text:style-name="T3"><text:tab/>| </text:span><text:span text:style-name="T11">SINON</text:span><text:span text:style-name="T3"> <text:s/>Details_scenario <text:s/></text:span><text:span text:style-name="T11">FSI POINTVIRGULE</text:span></text:p>
      <text:p text:style-name="P5"><text:span text:style-name="T3"/></text:p>
      <text:p text:style-name="P5"><text:span text:style-name="T3">Boucle_Pourtout → <text:tab/></text:span><text:span text:style-name="T11">POURTOUT <text:s/>t_ident <text:s text:c="2"/>DEUXPOINTS</text:span><text:span text:style-name="T3"> <text:s/>Type_Pourtout <text:s/></text:span><text:span text:style-name="T11">FAIRE</text:span><text:span text:style-name="T3"> <text:tab/>Details_scenario <text:s/></text:span><text:span text:style-name="T11">FAIT <text:s/>POINTVIRGULE</text:span></text:p>
      <text:p text:style-name="P5"><text:span text:style-name="T3"/></text:p>
      <text:p text:style-name="P5"><text:span text:style-name="T3">Type_Pourtout →</text:span><text:span text:style-name="T11"> t_Type</text:span></text:p>
      <text:p text:style-name="P5"><text:span text:style-name="T5"><text:tab/></text:span><text:span text:style-name="T3">| </text:span><text:span text:style-name="T11"><text:s/>t_ident <text:s/></text:span></text:p>
      <text:p text:style-name="P5"><text:span text:style-name="T3"><text:tab/>| </text:span><text:span text:style-name="T11">t_autre_appareil</text:span><text:span text:style-name="T3"> <text:s/>Affiche_autre_appareil</text:span></text:p>
      <text:p text:style-name="P5"><text:span text:style-name="T3"><text:tab/></text:span></text:p>
      <text:p text:style-name="P7"><text:span text:style-name="T3">Suite_message → </text:span><text:span text:style-name="T11">VIRGULE</text:span><text:span text:style-name="T3"> <text:s/>corps_message <text:s/>Suite_message </text:span></text:p>
      <text:p text:style-name="P7"><text:span text:style-name="T3"><text:tab/></text:span><text:span text:style-name="T2">| </text:span><text:span text:style-name="T9">ε</text:span><text:span text:style-name="T11"> </text:span></text:p>
      <text:p text:style-name="P7"><text:span text:style-name="T5"/></text:p>
      <text:p text:style-name="P7"><text:span text:style-name="T3">corps_message → </text:span><text:span text:style-name="T11">t_texte</text:span></text:p>
      <text:p text:style-name="P7"><text:span text:style-name="T3"><text:tab/>| </text:span><text:span text:style-name="T11">t_ident</text:span></text:p>
      <text:p text:style-name="P8"><text:span text:style-name="T3"><text:tab/>| </text:span><text:span text:style-name="T11">t_ident <text:s/>POINT <text:s text:c="2"/>ETAT</text:span></text:p>
      <text:p text:style-name="P8"><text:span text:style-name="T3"/></text:p>
      <text:p text:style-name="P7"><text:span text:style-name="T3">Affiche_autre_appareil →</text:span><text:span text:style-name="T11"> PAROUV <text:s/>t_sous_Type <text:s/>PARFERM</text:span></text:p>
      <text:p text:style-name="P6"><text:span text:style-name="T5"><text:tab/></text:span><text:span text:style-name="T2">|</text:span><text:span text:style-name="T9"> ε</text:span><text:span text:style-name="T11"> </text:span></text:p>
      <text:p text:style-name="P6"><text:span text:style-name="T5"/></text:p>
      <text:p text:style-name="P7"><text:span text:style-name="T5">Commandes →</text:span><text:span text:style-name="T11"> t_DECLA_COM_OUV</text:span><text:span text:style-name="T3"> <text:s/>Details_commande <text:s/></text:span><text:span text:style-name="T11">t_DECLA_COM_FER</text:span></text:p>
      <text:p text:style-name="P5"><text:span text:style-name="T5"/></text:p>
      <text:p text:style-name="P7"><text:span text:style-name="T3">Details_commande →Recu_commande <text:s/>Details_commande</text:span></text:p>
      <text:p text:style-name="P7"><text:span text:style-name="T3"><text:tab/></text:span><text:span text:style-name="T2">| </text:span><text:span text:style-name="T9">ε</text:span><text:span text:style-name="T5"> </text:span></text:p>
      <text:p text:style-name="P7"><text:span text:style-name="T5"/></text:p>
      <text:p text:style-name="P7"><text:span text:style-name="T5">Recu_commande →</text:span><text:span text:style-name="T3"> </text:span><text:span text:style-name="T11">ASSOCIER <text:s/>t_ident EGAL <text:s/>Asso</text:span></text:p>
      <text:p text:style-name="P7"><text:span text:style-name="T3"><text:tab/>| PROGRAMMER <text:s/></text:span><text:span text:style-name="T11">t_ident <text:s/>EGAL</text:span><text:span text:style-name="T3"> <text:s/>Prog</text:span></text:p>
      <text:p text:style-name="P7"><text:span text:style-name="T3"/></text:p>
      <text:p text:style-name="P7"><text:span text:style-name="T3">Suitet_ident_Asso → t_ident <text:s/>Rec_Suitet_ident_Asso</text:span></text:p>
      <text:p text:style-name="P7"><text:span text:style-name="T3"/></text:p>
      <text:p text:style-name="P7"><text:span text:style-name="T3">Prog → Date_Comm <text:s/></text:span><text:span text:style-name="T11">POINT</text:span></text:p>
      <text:p text:style-name="P7"><text:span text:style-name="T3"><text:tab/>| </text:span><text:span text:style-name="T11">CROCHETOUV</text:span><text:span text:style-name="T3"> <text:s/>Suitet_ident_Prog <text:s/></text:span><text:span text:style-name="T11">CROCHETFERM <text:s/>POINT</text:span></text:p>
      <text:p text:style-name="P7"><text:span text:style-name="T3"/></text:p>
      <text:p text:style-name="P7"><text:span text:style-name="T3">Date_Comm→ <text:s/></text:span><text:span text:style-name="T11">AROUV <text:s/>t_date <text:s/>VIRGULE <text:s/>t_date <text:s/>VIRGULE <text:s/>t_date <text:s/>VIRGULE <text:s/>t_date</text:span><text:span text:style-name="T3"> <text:tab/></text:span><text:span text:style-name="T11">VIRGULE <text:s/>t_date <text:s/>PARFERM</text:span></text:p>
      <text:p text:style-name="P7"><text:span text:style-name="T3"/></text:p>
      <text:p text:style-name="P7"><text:span text:style-name="T5">Suitet_ident_Prog →</text:span><text:span text:style-name="T3"> Date_Comm <text:s/>REC_Suitet_ident_Prog</text:span></text:p>
      <text:p text:style-name="P7"><text:soft-page-break/><text:span text:style-name="T3">REC_Suitet_ident_Prog → </text:span><text:span text:style-name="T11">VIRGULE </text:span><text:span text:style-name="T3"><text:s/>Date_Comm <text:s/>REC_Suitet_ident_Prog</text:span></text:p>
      <text:p text:style-name="P7"><text:span text:style-name="T3"><text:tab/></text:span><text:span text:style-name="T2">| </text:span><text:span text:style-name="T9">ε</text:span><text:span text:style-name="T11"> </text:span></text:p>
      <text:p text:style-name="P7"><text:span text:style-name="T5"/></text:p>
      <text:p text:style-name="P5"><text:span text:style-name="T5"/></text:p>
      <text:p text:style-name="P5"><text:span text:style-name="T3"><text:tab/><text:tab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5:31:55.926460299</meta:creation-date>
    <meta:generator>LibreOffice/5.1.4.2$Linux_X86_64 LibreOffice_project/10m0$Build-2</meta:generator>
    <dc:date>2016-12-10T16:16:24.269700422</dc:date>
    <meta:editing-duration>PT5M48S</meta:editing-duration>
    <meta:editing-cycles>1</meta:editing-cycles>
    <meta:document-statistic meta:table-count="0" meta:image-count="0" meta:object-count="0" meta:page-count="3" meta:paragraph-count="64" meta:word-count="266" meta:character-count="2561" meta:non-whitespace-character-count="2188"/>
  </office:meta>
</office:document-meta>
</file>